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0.749cm" fo:min-width="0.499cm" fo:padding-top="0.145cm" fo:padding-bottom="0.145cm" fo:padding-left="0.27cm" fo:padding-right="0.27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width="0.04cm" svg:stroke-color="#000000" draw:marker-start-width="0.26cm" draw:marker-end-width="0.26cm" draw:fill="solid" draw:fill-color="#000000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4cm" draw:marker-start-width="0.26cm" draw:marker-end-width="0.26cm" draw:fill="solid" draw:fill-color="#ffffff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2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75cm" svg:height="2.5cm" svg:x="1.959cm" svg:y="10.043cm">
          <text:p text:style-name="P1">measurement 1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1" draw:layer="layout" svg:width="2.504cm" svg:height="0.813cm" draw:transform="skewX (1.24703775054995) rotate (1.44391089017491) translate (1.97099989817115cm 7.07713052124617cm)" svg:viewBox="0 0 2505 814" svg:d="m0 0c1977 0 1429 250 1349 434-49 112-628 434 1156 372">
          <text:p/>
        </draw:path>
        <draw:path draw:style-name="gr2" draw:text-style-name="P1" draw:layer="layout" svg:width="2.512cm" svg:height="0.813cm" draw:transform="skewX (1.24808494810115) rotate (1.44425995602531) translate (2.7835cm 7.07713103177717cm)" svg:viewBox="0 0 2513 814" svg:d="m0 0c1979 0 1432 250 1353 434-48 112-626 434 1160 372">
          <text:p/>
        </draw:path>
        <draw:path draw:style-name="gr2" draw:text-style-name="P1" draw:layer="layout" svg:width="2.504cm" svg:height="0.813cm" draw:transform="skewX (1.24703775054995) rotate (1.44391089017491) translate (3.59599989817115cm 7.07713052124617cm)" svg:viewBox="0 0 2505 814" svg:d="m0 0c1977 0 1429 250 1349 434-49 112-628 434 1156 372">
          <text:p/>
        </draw:path>
        <draw:path draw:style-name="gr2" draw:text-style-name="P1" draw:layer="layout" svg:width="2.512cm" svg:height="0.813cm" draw:transform="skewX (1.24808494810115) rotate (1.44425995602531) translate (4.4085cm 7.07713103177717cm)" svg:viewBox="0 0 2513 814" svg:d="m0 0c1979 0 1432 250 1353 434-48 112-626 434 1160 372">
          <text:p/>
        </draw:path>
        <draw:path draw:style-name="gr2" draw:text-style-name="P1" draw:layer="layout" svg:width="2.504cm" svg:height="0.813cm" draw:transform="skewX (1.24703775054995) rotate (1.44391089017491) translate (5.22099989817115cm 7.07713052124617cm)" svg:viewBox="0 0 2505 814" svg:d="m0 0c1977 0 1429 250 1349 434-49 112-628 434 1156 372">
          <text:p/>
        </draw:path>
        <draw:path draw:style-name="gr2" draw:text-style-name="P1" draw:layer="layout" svg:width="2.512cm" svg:height="0.813cm" draw:transform="skewX (1.24808494810115) rotate (1.44425995602531) translate (6.0335cm 7.07713103177717cm)" svg:viewBox="0 0 2513 814" svg:d="m0 0c1979 0 1432 250 1353 434-48 112-626 434 1160 372">
          <text:p/>
        </draw:path>
        <draw:custom-shape draw:style-name="gr1" draw:text-style-name="P1" draw:layer="layout" svg:width="5cm" svg:height="2.5cm" svg:x="14.471cm" svg:y="10.043cm">
          <text:p text:style-name="P1">measurement n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1" draw:layer="layout" svg:width="2.504cm" svg:height="0.813cm" draw:transform="skewX (1.24703775054995) rotate (1.44391089017491) translate (14.5959998981712cm 7.07713052124616cm)" svg:viewBox="0 0 2505 814" svg:d="m0 0c1977 0 1429 250 1349 434-49 112-628 434 1156 372">
          <text:p/>
        </draw:path>
        <draw:path draw:style-name="gr2" draw:text-style-name="P1" draw:layer="layout" svg:width="2.512cm" svg:height="0.813cm" draw:transform="skewX (1.24808494810115) rotate (1.44425995602531) translate (15.4085cm 7.07713103177718cm)" svg:viewBox="0 0 2513 814" svg:d="m0 0c1979 0 1432 250 1353 434-48 112-626 434 1160 372">
          <text:p/>
        </draw:path>
        <draw:path draw:style-name="gr2" draw:text-style-name="P1" draw:layer="layout" svg:width="2.504cm" svg:height="0.813cm" draw:transform="skewX (1.24703775054995) rotate (1.44391089017491) translate (16.2209998981712cm 7.07713052124616cm)" svg:viewBox="0 0 2505 814" svg:d="m0 0c1977 0 1429 250 1349 434-49 112-628 434 1156 372">
          <text:p/>
        </draw:path>
        <draw:path draw:style-name="gr2" draw:text-style-name="P1" draw:layer="layout" svg:width="2.512cm" svg:height="0.813cm" draw:transform="skewX (1.24808494810115) rotate (1.44425995602531) translate (17.0335cm 7.07713103177716cm)" svg:viewBox="0 0 2513 814" svg:d="m0 0c1979 0 1432 250 1353 434-48 112-626 434 1160 372">
          <text:p/>
        </draw:path>
        <draw:path draw:style-name="gr2" draw:text-style-name="P1" draw:layer="layout" svg:width="2.504cm" svg:height="0.813cm" draw:transform="skewX (1.24703775054995) rotate (1.44391089017491) translate (17.8459998981712cm 7.07713052124617cm)" svg:viewBox="0 0 2505 814" svg:d="m0 0c1977 0 1429 250 1349 434-49 112-628 434 1156 372">
          <text:p/>
        </draw:path>
        <draw:path draw:style-name="gr2" draw:text-style-name="P1" draw:layer="layout" svg:width="2.512cm" svg:height="0.813cm" draw:transform="skewX (1.24808494810115) rotate (1.44425995602531) translate (18.6585cm 7.07713103177716cm)" svg:viewBox="0 0 2513 814" svg:d="m0 0c1979 0 1432 250 1353 434-48 112-626 434 1160 372">
          <text:p/>
        </draw:path>
        <draw:custom-shape draw:style-name="gr1" draw:text-style-name="P1" draw:layer="layout" svg:width="4.875cm" svg:height="2.5cm" svg:x="6.834cm" svg:y="10.043cm">
          <text:p text:style-name="P1">measurement 2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1" draw:layer="layout" svg:width="2.504cm" svg:height="0.813cm" draw:transform="skewX (1.24703775054995) rotate (1.44391089017491) translate (6.84699989817115cm 7.07713052124616cm)" svg:viewBox="0 0 2505 814" svg:d="m0 0c1977 0 1429 250 1349 434-49 112-628 434 1156 372">
          <text:p/>
        </draw:path>
        <draw:path draw:style-name="gr2" draw:text-style-name="P1" draw:layer="layout" svg:width="2.512cm" svg:height="0.813cm" draw:transform="skewX (1.24808494810115) rotate (1.44425995602531) translate (7.6595cm 7.07713103177717cm)" svg:viewBox="0 0 2513 814" svg:d="m0 0c1979 0 1432 250 1353 434-48 112-626 434 1160 372">
          <text:p/>
        </draw:path>
        <draw:path draw:style-name="gr2" draw:text-style-name="P1" draw:layer="layout" svg:width="2.504cm" svg:height="0.813cm" draw:transform="skewX (1.24703775054995) rotate (1.44391089017491) translate (8.47199989817115cm 7.07713052124617cm)" svg:viewBox="0 0 2505 814" svg:d="m0 0c1977 0 1429 250 1349 434-49 112-628 434 1156 372">
          <text:p/>
        </draw:path>
        <draw:path draw:style-name="gr2" draw:text-style-name="P1" draw:layer="layout" svg:width="2.512cm" svg:height="0.813cm" draw:transform="skewX (1.24808494810115) rotate (1.44425995602531) translate (9.2845cm 7.07713103177717cm)" svg:viewBox="0 0 2513 814" svg:d="m0 0c1979 0 1432 250 1353 434-48 112-626 434 1160 372">
          <text:p/>
        </draw:path>
        <draw:path draw:style-name="gr2" draw:text-style-name="P1" draw:layer="layout" svg:width="2.504cm" svg:height="0.813cm" draw:transform="skewX (1.24703775054995) rotate (1.44391089017491) translate (10.0969998981712cm 7.07713052124615cm)" svg:viewBox="0 0 2505 814" svg:d="m0 0c1977 0 1429 250 1349 434-49 112-628 434 1156 372">
          <text:p/>
        </draw:path>
        <draw:path draw:style-name="gr2" draw:text-style-name="P1" draw:layer="layout" svg:width="2.512cm" svg:height="0.813cm" draw:transform="skewX (1.24808494810115) rotate (1.44425995602531) translate (10.9095cm 7.07713103177717cm)" svg:viewBox="0 0 2513 814" svg:d="m0 0c1979 0 1432 250 1353 434-48 112-626 434 1160 372">
          <text:p/>
        </draw:path>
        <draw:custom-shape draw:style-name="gr3" draw:text-style-name="P1" draw:layer="layout" svg:width="0.5cm" svg:height="4.799cm" draw:transform="rotate (1.5707963267949) translate (1.971cm 9.04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5cm" svg:height="4.799cm" draw:transform="rotate (1.5707963267949) translate (6.971cm 9.04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5cm" svg:height="4.799cm" draw:transform="rotate (1.5707963267949) translate (14.471cm 9.04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4.875cm" svg:height="2.5cm" svg:x="1.959cm" svg:y="16.043cm">
          <text:p text:style-name="P1">fram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2.5cm" svg:x="14.471cm" svg:y="16.043cm">
          <text:p text:style-name="P1">frame 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875cm" svg:height="2.5cm" svg:x="6.834cm" svg:y="16.043cm">
          <text:p text:style-name="P1">frame 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.972cm" svg:y1="13.829cm" svg:x2="4.531cm" svg:y2="15.605cm" svg:d="m10972 13829-6441 1776">
          <text:p/>
        </draw:connector>
        <draw:custom-shape draw:style-name="gr5" draw:text-style-name="P1" draw:layer="layout" svg:width="0.183cm" svg:height="0.208cm" svg:x="12.654cm" svg:y="6.9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184cm" svg:height="0.208cm" svg:x="12.961cm" svg:y="6.9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183cm" svg:height="0.208cm" svg:x="13.269cm" svg:y="6.9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.875cm" svg:height="2.5cm" svg:x="1.959cm" svg:y="21.149cm">
          <text:p text:style-name="P1">recording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83cm" svg:height="0.208cm" svg:x="12.635cm" svg:y="11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184cm" svg:height="0.208cm" svg:x="12.942cm" svg:y="11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183cm" svg:height="0.208cm" svg:x="13.25cm" svg:y="11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183cm" svg:height="0.208cm" svg:x="12.671cm" svg:y="17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184cm" svg:height="0.208cm" svg:x="12.978cm" svg:y="17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183cm" svg:height="0.208cm" svg:x="13.286cm" svg:y="17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2.153cm" svg:height="2.123cm" svg:x="3.14cm" svg:y="2.6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5" draw:id="id5" draw:layer="layout" svg:width="0.35cm" svg:height="0.35cm" svg:x="4cm" svg:y="2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4cm" svg:y="4.6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4" draw:id="id4" draw:layer="layout" svg:width="0.35cm" svg:height="0.35cm" svg:x="5.103cm" svg:y="3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2.971cm" svg:y="3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3.228cm" svg:y="2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6" draw:id="id6" draw:layer="layout" svg:width="0.35cm" svg:height="0.35cm" svg:x="4.802cm" svg:y="2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3.228cm" svg:y="4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2" draw:id="id2" draw:layer="layout" svg:width="0.35cm" svg:height="0.35cm" svg:x="4.802cm" svg:y="4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3" draw:id="id3" draw:layer="layout" svg:width="0.5cm" svg:height="0.5cm" draw:transform="rotate (-2.12057504117311) translate (6.159cm 4.304cm)">
          <draw:glue-point draw:id="10" svg:x="-3.938cm" svg:y="-0.378cm"/>
          <draw:glue-point draw:id="11" svg:x="-2.34cm" svg:y="-3.231cm"/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1" draw:id="id1" draw:layer="layout" svg:width="0.5cm" svg:height="0.5cm" draw:transform="rotate (0.899193630627479) translate (4.551cm 2.2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" svg:x1="4.746cm" svg:y1="2.416cm" svg:x2="5.058cm" svg:y2="2.024cm" draw:start-shape="id1" draw:start-glue-point="6" draw:end-shape="id1" draw:end-glue-point="10" svg:d="m4746 2416 312-392">
          <text:p/>
        </draw:connector>
        <draw:connector draw:style-name="gr8" draw:text-style-name="P1" draw:layer="layout" draw:type="curve" svg:x1="5.152cm" svg:y1="4.43cm" svg:x2="5.545cm" svg:y2="4.361cm" draw:start-shape="id2" draw:start-glue-point="10" draw:end-shape="id3" draw:end-glue-point="10" svg:d="m5152 4430c238 0 42-69 393-69">
          <text:p/>
        </draw:connector>
        <draw:connector draw:style-name="gr8" draw:text-style-name="P1" draw:layer="layout" draw:type="curve" svg:x1="5.453cm" svg:y1="3.731cm" svg:x2="5.655cm" svg:y2="4.165cm" draw:start-shape="id4" draw:start-glue-point="10" draw:end-shape="id3" draw:end-glue-point="11" svg:d="m5453 3731c135 0 202 144 202 434">
          <text:p/>
        </draw:connector>
        <draw:connector draw:style-name="gr8" draw:text-style-name="P1" draw:layer="layout" draw:type="curve" svg:x1="4.706cm" svg:y1="2.064cm" svg:x2="4.175cm" svg:y2="2.543cm" draw:start-shape="id1" draw:start-glue-point="4" draw:end-shape="id5" draw:end-glue-point="4" svg:d="m4706 2064c-354 0-531 159-531 479">
          <text:p/>
        </draw:connector>
        <draw:connector draw:style-name="gr8" draw:text-style-name="P1" draw:layer="layout" draw:type="curve" draw:line-skew="-0.515cm" svg:x1="5.101cm" svg:y1="2.903cm" svg:x2="5.098cm" svg:y2="2.376cm" draw:start-shape="id6" draw:start-glue-point="11" draw:end-shape="id1" draw:end-glue-point="8" svg:d="m5101 2903c246 0 247-527-3-527">
          <text:p/>
        </draw:connector>
        <draw:custom-shape draw:style-name="gr6" draw:text-style-name="P1" draw:layer="layout" svg:width="2.153cm" svg:height="2.123cm" svg:x="7.952cm" svg:y="2.7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1" draw:id="id11" draw:layer="layout" svg:width="0.35cm" svg:height="0.35cm" svg:x="8.812cm" svg:y="2.6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8" draw:id="id8" draw:layer="layout" svg:width="0.35cm" svg:height="0.35cm" svg:x="8.812cm" svg:y="4.6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9.915cm" svg:y="3.6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7.783cm" svg:y="3.6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8.04cm" svg:y="2.9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2" draw:id="id12" draw:layer="layout" svg:width="0.35cm" svg:height="0.35cm" svg:x="9.614cm" svg:y="2.9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8.04cm" svg:y="4.3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0" draw:id="id10" draw:layer="layout" svg:width="0.35cm" svg:height="0.35cm" svg:x="9.614cm" svg:y="4.3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9" draw:id="id9" draw:layer="layout" svg:width="0.5cm" svg:height="0.5cm" draw:transform="rotate (-2.61799387799149) translate (10.154cm 5.476cm)">
          <draw:glue-point draw:id="10" svg:x="-3.279cm" svg:y="-2.181cm"/>
          <draw:glue-point draw:id="11" svg:x="-0.468cm" svg:y="-3.909cm"/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7" draw:id="id7" draw:layer="layout" svg:width="0.5cm" svg:height="0.5cm" draw:transform="rotate (0.899193630627479) translate (9.363cm 2.32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" svg:x1="9.558cm" svg:y1="2.482cm" svg:x2="9.87cm" svg:y2="2.09cm" draw:start-shape="id7" draw:start-glue-point="6" draw:end-shape="id7" draw:end-glue-point="10" svg:d="m9558 2482 312-392">
          <text:p/>
        </draw:connector>
        <draw:connector draw:style-name="gr8" draw:text-style-name="P1" draw:layer="layout" draw:type="curve" svg:x1="8.987cm" svg:y1="5.043cm" svg:x2="9.589cm" svg:y2="5.236cm" draw:start-shape="id8" draw:start-glue-point="8" draw:end-shape="id9" draw:end-glue-point="10" svg:d="m8987 5043c0 129 200 193 602 193">
          <text:p/>
        </draw:connector>
        <draw:connector draw:style-name="gr8" draw:text-style-name="P1" draw:layer="layout" draw:type="curve" draw:line-skew="-1.222cm 1.109cm" svg:x1="9.913cm" svg:y1="4.62cm" svg:x2="9.781cm" svg:y2="5.118cm" draw:start-shape="id10" draw:start-glue-point="9" draw:end-shape="id9" draw:end-glue-point="11" svg:d="m9913 4620c28 0 23 143-16 188s-116-9-116 310">
          <text:p/>
        </draw:connector>
        <draw:connector draw:style-name="gr8" draw:text-style-name="P1" draw:layer="layout" draw:type="curve" svg:x1="9.518cm" svg:y1="2.13cm" svg:x2="8.987cm" svg:y2="2.609cm" draw:start-shape="id7" draw:start-glue-point="4" draw:end-shape="id11" draw:end-glue-point="4" svg:d="m9518 2130c-354 0-531 159-531 479">
          <text:p/>
        </draw:connector>
        <draw:connector draw:style-name="gr8" draw:text-style-name="P1" draw:layer="layout" draw:type="curve" draw:line-skew="-0.478cm" svg:x1="9.913cm" svg:y1="2.969cm" svg:x2="9.91cm" svg:y2="2.442cm" draw:start-shape="id12" draw:start-glue-point="11" draw:end-shape="id7" draw:end-glue-point="8" svg:d="m9913 2969c301 0 303-527-3-527">
          <text:p/>
        </draw:connector>
        <draw:custom-shape draw:style-name="gr6" draw:text-style-name="P1" draw:layer="layout" svg:width="2.153cm" svg:height="2.123cm" svg:x="16.158cm" svg:y="2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6" draw:id="id16" draw:layer="layout" svg:width="0.35cm" svg:height="0.35cm" svg:x="17.018cm" svg:y="2.7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17.018cm" svg:y="4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18.121cm" svg:y="3.7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8" draw:id="id18" draw:layer="layout" svg:width="0.35cm" svg:height="0.35cm" svg:x="15.989cm" svg:y="3.7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7" draw:id="id17" draw:layer="layout" svg:width="0.35cm" svg:height="0.35cm" svg:x="16.246cm" svg:y="3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17.82cm" svg:y="3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4" draw:id="id14" draw:layer="layout" svg:width="0.35cm" svg:height="0.35cm" svg:x="16.246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17.82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5" draw:id="id15" draw:layer="layout" svg:width="0.5cm" svg:height="0.5cm" draw:transform="rotate (1.8774506763703) translate (15.362cm 4.871cm)">
          <draw:glue-point draw:id="10" svg:x="3.041cm" svg:y="-2.945cm"/>
          <draw:glue-point draw:id="11" svg:x="4.219cm" svg:y="0.445cm"/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13" draw:id="id13" draw:layer="layout" svg:width="0.5cm" svg:height="0.5cm" draw:transform="rotate (-0.936020077844559) translate (16.556cm 2.0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" svg:x1="16.354cm" svg:y1="2.191cm" svg:x2="16.651cm" svg:y2="2.594cm" draw:start-shape="id13" draw:start-glue-point="6" draw:end-shape="id13" draw:end-glue-point="10" svg:d="m16354 2191 297 403">
          <text:p/>
        </draw:connector>
        <draw:connector draw:style-name="gr8" draw:text-style-name="P1" draw:layer="layout" draw:type="curve" svg:x1="16.246cm" svg:y1="4.643cm" svg:x2="15.789cm" svg:y2="4.584cm" draw:start-shape="id14" draw:start-glue-point="6" draw:end-shape="id15" draw:end-glue-point="11" svg:d="m16246 4643c-304 0-76-59-457-59">
          <text:p/>
        </draw:connector>
        <draw:connector draw:style-name="gr8" draw:text-style-name="P1" draw:layer="layout" draw:type="curve" svg:x1="16.703cm" svg:y1="2.244cm" svg:x2="17.193cm" svg:y2="2.756cm" draw:start-shape="id13" draw:start-glue-point="4" draw:end-shape="id16" draw:end-glue-point="4" svg:d="m16703 2244c327 0 490 170 490 512">
          <text:p/>
        </draw:connector>
        <draw:connector draw:style-name="gr8" draw:text-style-name="P1" draw:layer="layout" draw:type="curve" draw:line-skew="0.42cm" svg:x1="16.297cm" svg:y1="3.116cm" svg:x2="16.3cm" svg:y2="2.541cm" draw:start-shape="id17" draw:start-glue-point="5" draw:end-shape="id13" draw:end-glue-point="8" svg:d="m16297 3116c-234 0-235-575 3-575">
          <text:p/>
        </draw:connector>
        <draw:custom-shape draw:style-name="gr3" draw:text-style-name="P1" draw:layer="layout" svg:width="0.853cm" svg:height="17.669cm" draw:transform="rotate (-1.5707963267949) translate (19.635cm 12.811cm)">
          <text:p/>
          <draw:enhanced-geometry svg:viewBox="0 0 21600 21600" draw:glue-points="0 0 0 21600 21600 10800" draw:text-areas="0 ?f9 7800 ?f10" draw:mirror-horizontal="false" draw:mirror-vertical="false" draw:type="right-brace" draw:modifiers="1800 10852.563667232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853cm" svg:height="17.669cm" draw:transform="rotate (-1.5707963267949) translate (19.323cm 18.661cm)">
          <text:p/>
          <draw:enhanced-geometry svg:viewBox="0 0 21600 21600" draw:glue-points="0 0 0 21600 21600 10800" draw:text-areas="0 ?f9 7800 ?f10" draw:type="right-brace" draw:modifiers="1800 10852.563667232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4.875cm" svg:height="2.5cm" svg:x="6.834cm" svg:y="21.149cm">
          <text:p text:style-name="P1">recording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875cm" svg:height="2.5cm" svg:x="14.534cm" svg:y="21.149cm">
          <text:p text:style-name="P1">recording 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875cm" svg:height="2.5cm" svg:x="8.052cm" svg:y="25.418cm">
          <text:p text:style-name="P1">data 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53cm" svg:height="17.669cm" draw:transform="rotate (-1.5707963267949) translate (19.45cm 23.87cm)">
          <text:p/>
          <draw:enhanced-geometry svg:viewBox="0 0 21600 21600" draw:glue-points="0 0 0 21600 21600 10800" draw:text-areas="0 ?f9 7800 ?f10" draw:type="right-brace" draw:modifiers="1800 10852.563667232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" draw:text-style-name="P1" draw:layer="layout" draw:type="line" svg:x1="10.007cm" svg:y1="19.919cm" svg:x2="4.129cm" svg:y2="20.748cm" svg:d="m10007 19919-5878 829">
          <text:p/>
        </draw:connector>
        <draw:g>
          <draw:path draw:style-name="gr9" draw:text-style-name="P1" draw:layer="layout" svg:width="1.946cm" svg:height="2.36cm" svg:x="22.817cm" svg:y="21.211cm" svg:viewBox="0 0 1947 2361" svg:d="m1915 2361c-639 0-1277 0-1915 0 0-643 0-1287 0-1930 144-144 287-287 431-431 505 0 1010 0 1516 0 0 787 0 1574 0 2361-11 0-22 0-32 0z">
            <text:p/>
          </draw:path>
          <draw:g>
            <draw:path draw:style-name="gr10" draw:text-style-name="P2" draw:layer="layout" svg:width="1.743cm" svg:height="0.937cm" svg:x="22.92cm" svg:y="22.599cm" svg:viewBox="0 0 1744 938" svg:d="m0 938c0-313 0-625 0-938 581 0 1162 0 1744 0 0 313 0 625 0 938-582 0-1163 0-1744 0z">
              <text:p/>
            </draw:path>
            <draw:path draw:style-name="gr11" draw:text-style-name="P3" draw:layer="layout" svg:width="0.097cm" svg:height="0.097cm" svg:x="23.111cm" svg:y="23.217cm" svg:viewBox="0 0 98 98" svg:d="m0 98c0-33 0-65 0-98 33 0 65 0 98 0 0 33 0 65 0 98-33 0-65 0-98 0z">
              <text:p/>
            </draw:path>
            <draw:path draw:style-name="gr11" draw:text-style-name="P3" draw:layer="layout" svg:width="0.38cm" svg:height="0.385cm" svg:x="23.285cm" svg:y="22.937cm" svg:viewBox="0 0 381 386" svg:d="m0 188c0-33 8-64 24-94s39-54 68-70 62-24 98-24c56 0 102 18 138 54s53 82 53 138c0 56-18 102-54 139s-81 55-136 55c-34 0-66-8-97-23-31-15-54-38-70-67s-24-66-24-108zm100 5c0 37 9 65 26 84s39 29 65 29 47-10 64-29 26-48 26-85c0-36-9-64-26-83s-39-29-64-29-47 9-65 29-26 47-26 84z">
              <text:p/>
            </draw:path>
            <draw:path draw:style-name="gr11" draw:text-style-name="P3" draw:layer="layout" svg:width="0.344cm" svg:height="0.385cm" svg:x="23.714cm" svg:y="22.937cm" svg:viewBox="0 0 345 386" svg:d="m242 260 98 16c-13 36-32 63-59 82s-61 28-102 28c-64 0-112-21-142-63-25-34-37-76-37-127 0-61 16-109 48-144s72-52 121-52c55 0 99 18 130 54s47 92 46 167h-245c1 29 9 52 24 68s34 24 56 24c15 0 28-4 39-13s18-21 23-40zm6-99c-1-28-8-50-22-64s-31-22-51-22c-21 0-39 7-52 23-14 15-21 36-21 63z">
              <text:p/>
            </draw:path>
            <draw:path draw:style-name="gr11" draw:text-style-name="P3" draw:layer="layout" svg:width="0.097cm" svg:height="0.509cm" svg:x="24.139cm" svg:y="22.805cm" svg:viewBox="0 0 98 510" svg:d="m0 90c0-30 0-60 0-90 33 0 65 0 98 0 0 30 0 60 0 90-33 0-65 0-98 0zm0 420c0-123 0-247 0-370 33 0 65 0 98 0 0 123 0 247 0 370-33 0-65 0-98 0z">
              <text:p/>
            </draw:path>
            <draw:path draw:style-name="gr11" draw:text-style-name="P3" draw:layer="layout" svg:width="0.216cm" svg:height="0.508cm" svg:x="24.295cm" svg:y="22.814cm" svg:viewBox="0 0 217 509" svg:d="m209 131v78h-67v148c0 31 1 48 2 53s5 9 9 12 10 5 17 5c9 0 22-3 39-9l8 76c-23 10-48 15-77 15-17 0-33-3-47-9-14-6-25-14-31-23s-11-22-14-38c-2-12-3-35-3-69v-161h-45v-78h45v-74l97-57v131z">
              <text:p/>
            </draw:path>
          </draw:g>
        </draw:g>
        <draw:g>
          <draw:path draw:style-name="gr9" draw:text-style-name="P1" draw:layer="layout" svg:width="1.946cm" svg:height="2.36cm" svg:x="22.278cm" svg:y="21.467cm" svg:viewBox="0 0 1947 2361" svg:d="m1915 2361c-639 0-1277 0-1915 0 0-643 0-1287 0-1930 144-144 287-287 431-431 505 0 1010 0 1516 0 0 787 0 1574 0 2361-11 0-22 0-32 0z">
            <text:p/>
          </draw:path>
          <draw:g>
            <draw:path draw:style-name="gr10" draw:text-style-name="P2" draw:layer="layout" svg:width="1.743cm" svg:height="0.937cm" svg:x="22.381cm" svg:y="22.855cm" svg:viewBox="0 0 1744 938" svg:d="m0 938c0-313 0-625 0-938 581 0 1162 0 1744 0 0 313 0 625 0 938-582 0-1163 0-1744 0z">
              <text:p/>
            </draw:path>
            <draw:path draw:style-name="gr11" draw:text-style-name="P3" draw:layer="layout" svg:width="0.097cm" svg:height="0.097cm" svg:x="22.572cm" svg:y="23.473cm" svg:viewBox="0 0 98 98" svg:d="m0 98c0-33 0-65 0-98 33 0 65 0 98 0 0 33 0 65 0 98-33 0-65 0-98 0z">
              <text:p/>
            </draw:path>
            <draw:path draw:style-name="gr11" draw:text-style-name="P3" draw:layer="layout" svg:width="0.38cm" svg:height="0.385cm" svg:x="22.746cm" svg:y="23.193cm" svg:viewBox="0 0 381 386" svg:d="m0 188c0-33 8-64 24-94s39-54 68-70 62-24 98-24c56 0 102 18 138 54s53 82 53 138c0 56-18 102-54 139s-81 55-136 55c-34 0-66-8-97-23-31-15-54-38-70-67s-24-66-24-108zm100 5c0 37 9 65 26 84s39 29 65 29 47-10 64-29 26-48 26-85c0-36-9-64-26-83s-39-29-64-29-47 9-65 29-26 47-26 84z">
              <text:p/>
            </draw:path>
            <draw:path draw:style-name="gr11" draw:text-style-name="P3" draw:layer="layout" svg:width="0.344cm" svg:height="0.385cm" svg:x="23.175cm" svg:y="23.193cm" svg:viewBox="0 0 345 386" svg:d="m242 260 98 16c-13 36-32 63-59 82s-61 28-102 28c-64 0-112-21-142-63-25-34-37-76-37-127 0-61 16-109 48-144s72-52 121-52c55 0 99 18 130 54s47 92 46 167h-245c1 29 9 52 24 68s34 24 56 24c15 0 28-4 39-13s18-21 23-40zm6-99c-1-28-8-50-22-64s-31-22-51-22c-21 0-39 7-52 23-14 15-21 36-21 63z">
              <text:p/>
            </draw:path>
            <draw:path draw:style-name="gr11" draw:text-style-name="P3" draw:layer="layout" svg:width="0.097cm" svg:height="0.509cm" svg:x="23.6cm" svg:y="23.061cm" svg:viewBox="0 0 98 510" svg:d="m0 90c0-30 0-60 0-90 33 0 65 0 98 0 0 30 0 60 0 90-33 0-65 0-98 0zm0 420c0-123 0-247 0-370 33 0 65 0 98 0 0 123 0 247 0 370-33 0-65 0-98 0z">
              <text:p/>
            </draw:path>
            <draw:path draw:style-name="gr11" draw:text-style-name="P3" draw:layer="layout" svg:width="0.216cm" svg:height="0.508cm" svg:x="23.756cm" svg:y="23.07cm" svg:viewBox="0 0 217 509" svg:d="m209 131v78h-67v148c0 31 1 48 2 53s5 9 9 12 10 5 17 5c9 0 22-3 39-9l8 76c-23 10-48 15-77 15-17 0-33-3-47-9-14-6-25-14-31-23s-11-22-14-38c-2-12-3-35-3-69v-161h-45v-78h45v-74l97-57v131z">
              <text:p/>
            </draw:path>
          </draw:g>
        </draw:g>
        <draw:g>
          <draw:path draw:style-name="gr9" draw:text-style-name="P1" draw:layer="layout" svg:width="1.946cm" svg:height="2.36cm" svg:x="21.707cm" svg:y="21.723cm" svg:viewBox="0 0 1947 2361" svg:d="m1915 2361c-639 0-1277 0-1915 0 0-643 0-1287 0-1930 144-144 287-287 431-431 505 0 1010 0 1516 0 0 787 0 1574 0 2361-11 0-22 0-32 0z">
            <text:p/>
          </draw:path>
          <draw:g>
            <draw:path draw:style-name="gr10" draw:text-style-name="P2" draw:layer="layout" svg:width="1.743cm" svg:height="0.937cm" svg:x="21.81cm" svg:y="23.111cm" svg:viewBox="0 0 1744 938" svg:d="m0 938c0-313 0-625 0-938 581 0 1162 0 1744 0 0 313 0 625 0 938-582 0-1163 0-1744 0z">
              <text:p/>
            </draw:path>
            <draw:path draw:style-name="gr11" draw:text-style-name="P3" draw:layer="layout" svg:width="0.097cm" svg:height="0.097cm" svg:x="22.001cm" svg:y="23.729cm" svg:viewBox="0 0 98 98" svg:d="m0 98c0-33 0-65 0-98 33 0 65 0 98 0 0 33 0 65 0 98-33 0-65 0-98 0z">
              <text:p/>
            </draw:path>
            <draw:path draw:style-name="gr11" draw:text-style-name="P3" draw:layer="layout" svg:width="0.38cm" svg:height="0.385cm" svg:x="22.175cm" svg:y="23.449cm" svg:viewBox="0 0 381 386" svg:d="m0 188c0-33 8-64 24-94s39-54 68-70 62-24 98-24c56 0 102 18 138 54s53 82 53 138c0 56-18 102-54 139s-81 55-136 55c-34 0-66-8-97-23-31-15-54-38-70-67s-24-66-24-108zm100 5c0 37 9 65 26 84s39 29 65 29 47-10 64-29 26-48 26-85c0-36-9-64-26-83s-39-29-64-29-47 9-65 29-26 47-26 84z">
              <text:p/>
            </draw:path>
            <draw:path draw:style-name="gr11" draw:text-style-name="P3" draw:layer="layout" svg:width="0.344cm" svg:height="0.385cm" svg:x="22.604cm" svg:y="23.449cm" svg:viewBox="0 0 345 386" svg:d="m242 260 98 16c-13 36-32 63-59 82s-61 28-102 28c-64 0-112-21-142-63-25-34-37-76-37-127 0-61 16-109 48-144s72-52 121-52c55 0 99 18 130 54s47 92 46 167h-245c1 29 9 52 24 68s34 24 56 24c15 0 28-4 39-13s18-21 23-40zm6-99c-1-28-8-50-22-64s-31-22-51-22c-21 0-39 7-52 23-14 15-21 36-21 63z">
              <text:p/>
            </draw:path>
            <draw:path draw:style-name="gr11" draw:text-style-name="P3" draw:layer="layout" svg:width="0.097cm" svg:height="0.509cm" svg:x="23.029cm" svg:y="23.317cm" svg:viewBox="0 0 98 510" svg:d="m0 90c0-30 0-60 0-90 33 0 65 0 98 0 0 30 0 60 0 90-33 0-65 0-98 0zm0 420c0-123 0-247 0-370 33 0 65 0 98 0 0 123 0 247 0 370-33 0-65 0-98 0z">
              <text:p/>
            </draw:path>
            <draw:path draw:style-name="gr11" draw:text-style-name="P3" draw:layer="layout" svg:width="0.216cm" svg:height="0.508cm" svg:x="23.185cm" svg:y="23.326cm" svg:viewBox="0 0 217 509" svg:d="m209 131v78h-67v148c0 31 1 48 2 53s5 9 9 12 10 5 17 5c9 0 22-3 39-9l8 76c-23 10-48 15-77 15-17 0-33-3-47-9-14-6-25-14-31-23s-11-22-14-38c-2-12-3-35-3-69v-161h-45v-78h45v-74l97-57v131z">
              <text:p/>
            </draw:path>
          </draw:g>
        </draw:g>
        <draw:g>
          <draw:path draw:style-name="gr9" draw:text-style-name="P1" draw:layer="layout" svg:width="1.946cm" svg:height="2.36cm" svg:x="21.168cm" svg:y="21.979cm" svg:viewBox="0 0 1947 2361" svg:d="m1915 2361c-639 0-1277 0-1915 0 0-643 0-1287 0-1930 144-144 287-287 431-431 505 0 1010 0 1516 0 0 787 0 1574 0 2361-11 0-22 0-32 0z">
            <text:p/>
          </draw:path>
          <draw:g>
            <draw:path draw:style-name="gr10" draw:text-style-name="P2" draw:layer="layout" svg:width="1.743cm" svg:height="0.937cm" svg:x="21.271cm" svg:y="23.367cm" svg:viewBox="0 0 1744 938" svg:d="m0 938c0-313 0-625 0-938 581 0 1162 0 1744 0 0 313 0 625 0 938-582 0-1163 0-1744 0z">
              <text:p/>
            </draw:path>
            <draw:path draw:style-name="gr11" draw:text-style-name="P3" draw:layer="layout" svg:width="0.097cm" svg:height="0.097cm" svg:x="21.462cm" svg:y="23.985cm" svg:viewBox="0 0 98 98" svg:d="m0 98c0-33 0-65 0-98 33 0 65 0 98 0 0 33 0 65 0 98-33 0-65 0-98 0z">
              <text:p/>
            </draw:path>
            <draw:path draw:style-name="gr11" draw:text-style-name="P3" draw:layer="layout" svg:width="0.38cm" svg:height="0.385cm" svg:x="21.636cm" svg:y="23.705cm" svg:viewBox="0 0 381 386" svg:d="m0 188c0-33 8-64 24-94s39-54 68-70 62-24 98-24c56 0 102 18 138 54s53 82 53 138c0 56-18 102-54 139s-81 55-136 55c-34 0-66-8-97-23-31-15-54-38-70-67s-24-66-24-108zm100 5c0 37 9 65 26 84s39 29 65 29 47-10 64-29 26-48 26-85c0-36-9-64-26-83s-39-29-64-29-47 9-65 29-26 47-26 84z">
              <text:p/>
            </draw:path>
            <draw:path draw:style-name="gr11" draw:text-style-name="P3" draw:layer="layout" svg:width="0.344cm" svg:height="0.385cm" svg:x="22.065cm" svg:y="23.705cm" svg:viewBox="0 0 345 386" svg:d="m242 260 98 16c-13 36-32 63-59 82s-61 28-102 28c-64 0-112-21-142-63-25-34-37-76-37-127 0-61 16-109 48-144s72-52 121-52c55 0 99 18 130 54s47 92 46 167h-245c1 29 9 52 24 68s34 24 56 24c15 0 28-4 39-13s18-21 23-40zm6-99c-1-28-8-50-22-64s-31-22-51-22c-21 0-39 7-52 23-14 15-21 36-21 63z">
              <text:p/>
            </draw:path>
            <draw:path draw:style-name="gr11" draw:text-style-name="P3" draw:layer="layout" svg:width="0.097cm" svg:height="0.509cm" svg:x="22.49cm" svg:y="23.573cm" svg:viewBox="0 0 98 510" svg:d="m0 90c0-30 0-60 0-90 33 0 65 0 98 0 0 30 0 60 0 90-33 0-65 0-98 0zm0 420c0-123 0-247 0-370 33 0 65 0 98 0 0 123 0 247 0 370-33 0-65 0-98 0z">
              <text:p/>
            </draw:path>
            <draw:path draw:style-name="gr11" draw:text-style-name="P3" draw:layer="layout" svg:width="0.216cm" svg:height="0.508cm" svg:x="22.646cm" svg:y="23.582cm" svg:viewBox="0 0 217 509" svg:d="m209 131v78h-67v148c0 31 1 48 2 53s5 9 9 12 10 5 17 5c9 0 22-3 39-9l8 76c-23 10-48 15-77 15-17 0-33-3-47-9-14-6-25-14-31-23s-11-22-14-38c-2-12-3-35-3-69v-161h-45v-78h45v-74l97-57v131z">
              <text:p/>
            </draw:path>
          </draw:g>
        </draw:g>
        <draw:g>
          <draw:path draw:style-name="gr9" draw:text-style-name="P1" draw:layer="layout" svg:width="1.946cm" svg:height="2.36cm" svg:x="21.197cm" svg:y="16.119cm" svg:viewBox="0 0 1947 2361" svg:d="m1915 2361c-639 0-1277 0-1915 0 0-643 0-1287 0-1930 144-144 287-287 431-431 505 0 1010 0 1516 0 0 787 0 1574 0 2361-11 0-22 0-32 0z">
            <text:p/>
          </draw:path>
          <draw:g>
            <draw:path draw:style-name="gr10" draw:text-style-name="P2" draw:layer="layout" svg:width="1.743cm" svg:height="0.937cm" svg:x="21.3cm" svg:y="17.507cm" svg:viewBox="0 0 1744 938" svg:d="m0 938c0-313 0-625 0-938 581 0 1162 0 1744 0 0 313 0 625 0 938-582 0-1163 0-1744 0z">
              <text:p/>
            </draw:path>
            <draw:path draw:style-name="gr11" draw:text-style-name="P3" draw:layer="layout" svg:width="0.097cm" svg:height="0.097cm" svg:x="21.491cm" svg:y="18.125cm" svg:viewBox="0 0 98 98" svg:d="m0 98c0-33 0-65 0-98 33 0 65 0 98 0 0 33 0 65 0 98-33 0-65 0-98 0z">
              <text:p/>
            </draw:path>
            <draw:path draw:style-name="gr11" draw:text-style-name="P3" draw:layer="layout" svg:width="0.38cm" svg:height="0.385cm" svg:x="21.665cm" svg:y="17.845cm" svg:viewBox="0 0 381 386" svg:d="m0 188c0-33 8-64 24-94s39-54 68-70 62-24 98-24c56 0 102 18 138 54s53 82 53 138c0 56-18 102-54 139s-81 55-136 55c-34 0-66-8-97-23-31-15-54-38-70-67s-24-66-24-108zm100 5c0 37 9 65 26 84s39 29 65 29 47-10 64-29 26-48 26-85c0-36-9-64-26-83s-39-29-64-29-47 9-65 29-26 47-26 84z">
              <text:p/>
            </draw:path>
            <draw:path draw:style-name="gr11" draw:text-style-name="P3" draw:layer="layout" svg:width="0.344cm" svg:height="0.385cm" svg:x="22.094cm" svg:y="17.845cm" svg:viewBox="0 0 345 386" svg:d="m242 260 98 16c-13 36-32 63-59 82s-61 28-102 28c-64 0-112-21-142-63-25-34-37-76-37-127 0-61 16-109 48-144s72-52 121-52c55 0 99 18 130 54s47 92 46 167h-245c1 29 9 52 24 68s34 24 56 24c15 0 28-4 39-13s18-21 23-40zm6-99c-1-28-8-50-22-64s-31-22-51-22c-21 0-39 7-52 23-14 15-21 36-21 63z">
              <text:p/>
            </draw:path>
            <draw:path draw:style-name="gr11" draw:text-style-name="P3" draw:layer="layout" svg:width="0.097cm" svg:height="0.509cm" svg:x="22.519cm" svg:y="17.713cm" svg:viewBox="0 0 98 510" svg:d="m0 90c0-30 0-60 0-90 33 0 65 0 98 0 0 30 0 60 0 90-33 0-65 0-98 0zm0 420c0-123 0-247 0-370 33 0 65 0 98 0 0 123 0 247 0 370-33 0-65 0-98 0z">
              <text:p/>
            </draw:path>
            <draw:path draw:style-name="gr11" draw:text-style-name="P3" draw:layer="layout" svg:width="0.216cm" svg:height="0.508cm" svg:x="22.675cm" svg:y="17.722cm" svg:viewBox="0 0 217 509" svg:d="m209 131v78h-67v148c0 31 1 48 2 53s5 9 9 12 10 5 17 5c9 0 22-3 39-9l8 76c-23 10-48 15-77 15-17 0-33-3-47-9-14-6-25-14-31-23s-11-22-14-38c-2-12-3-35-3-69v-161h-45v-78h45v-74l97-57v131z">
              <text:p/>
            </draw:path>
          </draw:g>
        </draw:g>
        <draw:connector draw:style-name="gr12" draw:text-style-name="P1" draw:layer="layout" draw:type="curve" svg:x1="15.715cm" svg:y1="4.373cm" svg:x2="16.04cm" svg:y2="4.068cm" draw:start-shape="id15" draw:start-glue-point="10" draw:end-shape="id18" draw:end-glue-point="7" svg:d="m15715 4373c217 0 325-101 325-3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8T18:28:22.33</meta:creation-date>
    <dc:date>2012-03-29T17:55:57.81</dc:date>
    <meta:editing-duration>PT3H42M52S</meta:editing-duration>
    <meta:editing-cycles>4</meta:editing-cycles>
    <meta:generator>LibreOffice/3.4$Win32 LibreOffice_project/340m1$Build-103</meta:generator>
    <meta:document-statistic meta:object-count="138"/>
  </office:meta>
</office:document-meta>
</file>